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f9b91" officeooo:paragraph-rsid="0011f68d"/>
    </style:style>
    <style:style style:name="P2" style:family="paragraph" style:parent-style-name="Standard">
      <style:text-properties officeooo:rsid="000f9b91" officeooo:paragraph-rsid="0018c849"/>
    </style:style>
    <style:style style:name="P3" style:family="paragraph" style:parent-style-name="Standard">
      <style:text-properties officeooo:rsid="00138c5e" officeooo:paragraph-rsid="001704b8"/>
    </style:style>
    <style:style style:name="P4" style:family="paragraph" style:parent-style-name="Standard">
      <style:text-properties officeooo:rsid="00140162" officeooo:paragraph-rsid="00140162"/>
    </style:style>
    <style:style style:name="P5" style:family="paragraph" style:parent-style-name="Standard">
      <style:text-properties officeooo:rsid="00140162" officeooo:paragraph-rsid="001d9687"/>
    </style:style>
    <style:style style:name="P6" style:family="paragraph" style:parent-style-name="Standard">
      <style:text-properties officeooo:rsid="001571c5" officeooo:paragraph-rsid="001d9687"/>
    </style:style>
    <style:style style:name="P7" style:family="paragraph" style:parent-style-name="Standard">
      <style:text-properties officeooo:rsid="0018c849" officeooo:paragraph-rsid="0018c849"/>
    </style:style>
    <style:style style:name="P8" style:family="paragraph" style:parent-style-name="Standard">
      <style:text-properties officeooo:rsid="0018dc70" officeooo:paragraph-rsid="0018dc70"/>
    </style:style>
    <style:style style:name="P9" style:family="paragraph" style:parent-style-name="Standard">
      <style:text-properties officeooo:rsid="00196060" officeooo:paragraph-rsid="00196060"/>
    </style:style>
    <style:style style:name="P10" style:family="paragraph" style:parent-style-name="Standard">
      <style:text-properties officeooo:rsid="001b1232" officeooo:paragraph-rsid="001b1232"/>
    </style:style>
    <style:style style:name="P11" style:family="paragraph" style:parent-style-name="Standard">
      <style:text-properties officeooo:rsid="001cea14" officeooo:paragraph-rsid="001cea14"/>
    </style:style>
    <style:style style:name="P12" style:family="paragraph" style:parent-style-name="Standard">
      <style:text-properties officeooo:rsid="001d9687" officeooo:paragraph-rsid="001d9687"/>
    </style:style>
    <style:style style:name="P13" style:family="paragraph" style:parent-style-name="Standard">
      <style:text-properties officeooo:rsid="001edcb6" officeooo:paragraph-rsid="001edcb6"/>
    </style:style>
    <style:style style:name="P14" style:family="paragraph" style:parent-style-name="Standard">
      <style:text-properties officeooo:rsid="00138c5e" officeooo:paragraph-rsid="001704b8"/>
    </style:style>
    <style:style style:name="P15" style:family="paragraph" style:parent-style-name="Standard">
      <style:text-properties officeooo:rsid="00138c5e" officeooo:paragraph-rsid="001d9687"/>
    </style:style>
    <style:style style:name="P16" style:family="paragraph" style:parent-style-name="Standard">
      <style:text-properties officeooo:rsid="00138c5e" officeooo:paragraph-rsid="002481c2"/>
    </style:style>
    <style:style style:name="P17" style:family="paragraph" style:parent-style-name="Standard">
      <style:text-properties officeooo:rsid="00140162" officeooo:paragraph-rsid="00208b02"/>
    </style:style>
    <style:style style:name="P18" style:family="paragraph" style:parent-style-name="Standard">
      <style:text-properties officeooo:rsid="00140162" officeooo:paragraph-rsid="002281e7"/>
    </style:style>
    <style:style style:name="P19" style:family="paragraph" style:parent-style-name="Standard">
      <style:text-properties officeooo:rsid="00208b02" officeooo:paragraph-rsid="00208b02"/>
    </style:style>
    <style:style style:name="P20" style:family="paragraph" style:parent-style-name="Standard">
      <style:text-properties officeooo:rsid="001571c5" officeooo:paragraph-rsid="002281e7"/>
    </style:style>
    <style:style style:name="P21" style:family="paragraph" style:parent-style-name="Standard">
      <style:text-properties officeooo:rsid="001571c5" officeooo:paragraph-rsid="002481c2"/>
    </style:style>
    <style:style style:name="P22" style:family="paragraph" style:parent-style-name="Standard">
      <style:text-properties officeooo:paragraph-rsid="002281e7"/>
    </style:style>
    <style:style style:name="P23" style:family="paragraph" style:parent-style-name="Standard">
      <style:text-properties officeooo:rsid="0012d60c" officeooo:paragraph-rsid="002281e7"/>
    </style:style>
    <style:style style:name="P24" style:family="paragraph" style:parent-style-name="Standard">
      <style:text-properties officeooo:rsid="000f9b91" officeooo:paragraph-rsid="002281e7"/>
    </style:style>
    <style:style style:name="P25" style:family="paragraph" style:parent-style-name="Standard">
      <style:text-properties officeooo:rsid="001cea14" officeooo:paragraph-rsid="002281e7"/>
    </style:style>
    <style:style style:name="P26" style:family="paragraph" style:parent-style-name="Standard">
      <style:text-properties officeooo:rsid="001d9687" officeooo:paragraph-rsid="002481c2"/>
    </style:style>
    <style:style style:name="P27" style:family="paragraph" style:parent-style-name="Standard">
      <style:text-properties officeooo:paragraph-rsid="002481c2"/>
    </style:style>
    <style:style style:name="P28" style:family="paragraph" style:parent-style-name="Standard">
      <style:text-properties officeooo:rsid="001da14e" officeooo:paragraph-rsid="002481c2"/>
    </style:style>
    <style:style style:name="P29" style:family="paragraph" style:parent-style-name="Heading_20_2">
      <style:text-properties officeooo:rsid="00196060" officeooo:paragraph-rsid="00196060"/>
    </style:style>
    <style:style style:name="P30" style:family="paragraph" style:parent-style-name="Heading_20_2">
      <style:text-properties officeooo:rsid="0018c849" officeooo:paragraph-rsid="00196060"/>
    </style:style>
    <style:style style:name="P31" style:family="paragraph" style:parent-style-name="Heading_20_2">
      <style:text-properties officeooo:paragraph-rsid="0011f68d"/>
    </style:style>
    <style:style style:name="P32" style:family="paragraph" style:parent-style-name="Heading_20_2">
      <style:text-properties officeooo:paragraph-rsid="001d9687"/>
    </style:style>
    <style:style style:name="P33" style:family="paragraph" style:parent-style-name="Heading_20_2">
      <style:text-properties officeooo:paragraph-rsid="001e1597"/>
    </style:style>
    <style:style style:name="P34" style:family="paragraph" style:parent-style-name="Heading_20_3">
      <style:text-properties officeooo:paragraph-rsid="00196060"/>
    </style:style>
    <style:style style:name="P35" style:family="paragraph" style:parent-style-name="Heading_20_3">
      <style:text-properties officeooo:paragraph-rsid="00140162"/>
    </style:style>
    <style:style style:name="P36" style:family="paragraph" style:parent-style-name="Heading_20_3">
      <style:text-properties officeooo:paragraph-rsid="001571c5"/>
    </style:style>
    <style:style style:name="P37" style:family="paragraph" style:parent-style-name="Heading_20_3">
      <style:text-properties officeooo:paragraph-rsid="001d9687"/>
    </style:style>
    <style:style style:name="P38" style:family="paragraph" style:parent-style-name="Heading_20_3">
      <style:text-properties officeooo:paragraph-rsid="001e1597"/>
    </style:style>
    <style:style style:name="T1" style:family="text">
      <style:text-properties officeooo:rsid="00118b91"/>
    </style:style>
    <style:style style:name="T2" style:family="text">
      <style:text-properties fo:color="#000000" style:text-underline-style="none" officeooo:rsid="00118b91"/>
    </style:style>
    <style:style style:name="T3" style:family="text">
      <style:text-properties fo:color="#000000" style:text-underline-style="none" officeooo:rsid="0011f68d"/>
    </style:style>
    <style:style style:name="T4" style:family="text">
      <style:text-properties fo:color="#000000" style:text-underline-style="none" officeooo:rsid="0018c849"/>
    </style:style>
    <style:style style:name="T5" style:family="text">
      <style:text-properties officeooo:rsid="0013b1ae"/>
    </style:style>
    <style:style style:name="T6" style:family="text">
      <style:text-properties officeooo:rsid="0018dc70"/>
    </style:style>
    <style:style style:name="T7" style:family="text">
      <style:text-properties officeooo:rsid="001b1232"/>
    </style:style>
    <style:style style:name="T8" style:family="text">
      <style:text-properties officeooo:rsid="001d9687"/>
    </style:style>
    <style:style style:name="T9" style:family="text">
      <style:text-properties officeooo:rsid="00208b02"/>
    </style:style>
    <style:style style:name="T10" style:family="text">
      <style:text-properties officeooo:rsid="001401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ST APIs</text:h>
      <text:h text:style-name="P29" text:outline-level="2">WoTGate</text:h>
      <text:p text:style-name="P9"><text:span text:style-name="T5">href = “/</text:span><text:span text:style-name="T2">”</text:span></text:p>
      <text:h text:style-name="P34" text:outline-level="3">Propiedades</text:h>
      <text:p text:style-name="P10">ID</text:p>
      <text:p text:style-name="P10">Nombre</text:p>
      <text:p text:style-name="P10">Localización</text:p>
      <text:p text:style-name="P9">Estado del obse<text:span text:style-name="T7">rvatorio (UNRESTRICTED, RESTRICTED, MAINTENANCE, MALFUNCTION)</text:span></text:p>
      <text:h text:style-name="P34" text:outline-level="3">Acciones</text:h>
      <text:p text:style-name="P10">Activar modo no restringido</text:p>
      <text:p text:style-name="P10">Activar modo restringido</text:p>
      <text:p text:style-name="P10">Activar modo de mantenimiento</text:p>
      <text:h text:style-name="P30" text:outline-level="2">Gatekeeper</text:h>
      <text:p text:style-name="Standard"><text:span text:style-name="T5">href = “/things</text:span><text:span text:style-name="T2">/</text:span><text:span text:style-name="T4">gatekeeper</text:span><text:span text:style-name="T2">/”</text:span></text:p>
      <text:p text:style-name="P24"><text:span text:style-name="T1">href = “/things</text:span><text:span text:style-name="T2">/</text:span><text:span text:style-name="T4">gatekeeper</text:span><text:span text:style-name="T2">/user</text:span><text:span text:style-name="T3">s</text:span><text:span text:style-name="T2">/”</text:span></text:p>
      <text:p text:style-name="P24"><text:span text:style-name="T1">href = “/things</text:span><text:span text:style-name="T2">/</text:span><text:span text:style-name="T4">gatekeeper</text:span><text:span text:style-name="T2">/</text:span><text:span text:style-name="T3">roles</text:span><text:span text:style-name="T2">/”</text:span></text:p>
      <text:p text:style-name="P24"><text:span text:style-name="T2">href = “/things/</text:span><text:span text:style-name="T4">gatekeeper</text:span><text:span text:style-name="T2">/</text:span><text:span text:style-name="T3">reservations</text:span><text:span text:style-name="T2">/”</text:span></text:p>
      <text:h text:style-name="Heading_20_3" text:outline-level="3">Propiedades</text:h>
      <text:p text:style-name="P17"><text:span text:style-name="T9">Estado: {</text:span></text:p>
      <text:p text:style-name="P17"><text:tab/>Número de usuarios no autenticados</text:p>
      <text:p text:style-name="Standard"><text:tab/>Número de usuarios autenticados</text:p>
      <text:p text:style-name="Standard"><text:tab/>Número de usuarios por rol autenticados</text:p>
      <text:p text:style-name="P19">}</text:p>
      <text:p text:style-name="P19">Usuarios: [{</text:p>
      <text:p text:style-name="P18"><text:tab/>ID</text:p>
      <text:p text:style-name="P20"><text:tab/>Fecha <text:span text:style-name="T8">y hora </text:span>de creación</text:p>
      <text:p text:style-name="P20"><text:tab/>Fecha <text:span text:style-name="T8">y hora </text:span>de modificación</text:p>
      <text:p text:style-name="P18"><text:tab/>Nombre completo</text:p>
      <text:p text:style-name="P18"><text:tab/>Clave</text:p>
      <text:p text:style-name="P18"><text:tab/>Conectado</text:p>
      <text:p text:style-name="P19">}]</text:p>
      <text:p text:style-name="P19">Roles: [{</text:p>
      <text:p text:style-name="P22"><text:span text:style-name="T10"><text:tab/>ID</text:span></text:p>
      <text:p text:style-name="P20"><text:tab/>Fecha <text:span text:style-name="T8">y hora </text:span>de creación</text:p>
      <text:p text:style-name="P20"><text:tab/>Fecha <text:span text:style-name="T8">y hora </text:span>de modificación</text:p>
      <text:p text:style-name="P18"><text:tab/>Nombre</text:p>
      <text:p text:style-name="P25"><text:tab/>Usuarios en el rol</text:p>
      <text:p text:style-name="P19">}]</text:p>
      <text:p text:style-name="P19">Reservas: [{</text:p>
      <text:p text:style-name="P27"><text:span text:style-name="T10"><text:tab/>ID</text:span></text:p>
      <text:p text:style-name="P21"><text:tab/>Fecha <text:span text:style-name="T8">y hora </text:span>de creación</text:p>
      <text:p text:style-name="P21"><text:tab/>Fecha <text:span text:style-name="T8">y hora </text:span>de modificación</text:p>
      <text:p text:style-name="P26"><text:tab/>Usuario en la reserva</text:p>
      <text:p text:style-name="P26"><text:tab/>Fecha y hora de reserva</text:p>
      <text:p text:style-name="P19"><text:soft-page-break/>}]</text:p>
      <text:h text:style-name="Heading_20_3" text:outline-level="3">Acciones</text:h>
      <text:p text:style-name="P18">Autenticar usuario</text:p>
      <text:p text:style-name="P23">Añadir usuario</text:p>
      <text:p text:style-name="P18"><text:span text:style-name="T6">Modificar</text:span> <text:span text:style-name="T9">usuario</text:span></text:p>
      <text:p text:style-name="P18">Eliminar usuario</text:p>
      <text:p text:style-name="P8">Añadir reserva</text:p>
      <text:p text:style-name="P28">Modificar reserva</text:p>
      <text:p text:style-name="P16">Eliminar reserva</text:p>
      <text:h text:style-name="P32" text:outline-level="2">Dome</text:h>
      <text:p text:style-name="P1"><text:span text:style-name="T1">href = “/things</text:span><text:span text:style-name="T2">/</text:span><text:span text:style-name="T3">dome</text:span><text:span text:style-name="T2">/”</text:span></text:p>
      <text:h text:style-name="P38" text:outline-level="3">Propiedades</text:h>
      <text:p text:style-name="P13">Elementos de apertura (array de objetos, con propiedades ID, Nombre y Estado (OPEN, CLOSED))</text:p>
      <text:p text:style-name="P13">Posición de la cúpula (objeto con propiedades altitude, azimuth, label)</text:p>
      <text:p text:style-name="P13">Posición de parking (altitude, azimuth, label)</text:p>
      <text:p text:style-name="P13">Posición de home (altitude, azimuth, label)</text:p>
      <text:p text:style-name="P13">Estado de seguimiento (ON, OFF)</text:p>
      <text:h text:style-name="P38" text:outline-level="3">Acciones</text:h>
      <text:p text:style-name="P13">Modificar posición de parking</text:p>
      <text:p text:style-name="P13">Abrir elemento de apertura</text:p>
      <text:p text:style-name="P13">Cerrar elemento de apertura</text:p>
      <text:p text:style-name="P13">Ir a posición home</text:p>
      <text:p text:style-name="P13">Aparcar la cúpula</text:p>
      <text:p text:style-name="P13">Ir a altitud</text:p>
      <text:p text:style-name="P13">Ir a azimuth</text:p>
      <text:p text:style-name="P13">Activar seguimiento</text:p>
      <text:p text:style-name="P13">Desactivar seguimiento</text:p>
      <text:h text:style-name="P33" text:outline-level="2">Camera</text:h>
      <text:h text:style-name="Heading_20_2" text:outline-level="2">Mount</text:h>
      <text:h text:style-name="Heading_20_2" text:outline-level="2">Weather Sta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8:48:57.655237440</meta:creation-date>
    <dc:date>2017-05-17T00:32:26.072375724</dc:date>
    <meta:editing-duration>PT1H6M26S</meta:editing-duration>
    <meta:editing-cycles>17</meta:editing-cycles>
    <meta:generator>LibreOffice/5.1.6.2.0$Linux_X86_64 LibreOffice_project/10$Build-2</meta:generator>
    <meta:document-statistic meta:table-count="0" meta:image-count="0" meta:object-count="0" meta:page-count="2" meta:paragraph-count="74" meta:word-count="216" meta:character-count="1466" meta:non-whitespace-character-count="1305"/>
  </office:meta>
</office:document-meta>
</file>